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Versuch D.1.</text:p>
          </table:table-cell>
          <table:table-cell office:value-type="string" calcext:value-type="string">
            <text:p>U/m = 2200</text:p>
          </table:table-cell>
          <table:table-cell office:value-type="string" calcext:value-type="string">
            <text:p>Offset 5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Parall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Senkrech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Parall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Senkrech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ersuch 1.1.</text:p>
          </table:table-cell>
          <table:table-cell office:value-type="string" calcext:value-type="string">
            <text:p>Position von Mittelpunk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set 15ba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1.2</text:p>
          </table:table-cell>
          <table:table-cell office:value-type="string" calcext:value-type="string">
            <text:p>Drehzahl in U/min</text:p>
          </table:table-cell>
          <table:table-cell office:value-type="string" calcext:value-type="string">
            <text:p>Dynamischer Druck in bar</text:p>
          </table:table-cell>
          <table:table-cell office:value-type="string" calcext:value-type="string">
            <text:p>Offset 15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1.</text:p>
          </table:table-cell>
          <table:table-cell office:value-type="string" calcext:value-type="string">
            <text:p>Kreisscheibe</text:p>
          </table:table-cell>
          <table:table-cell office:value-type="string" calcext:value-type="string">
            <text:p>New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lein r=4cm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 r=2.8cm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ß r=2cm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2</text:p>
          </table:table-cell>
          <table:table-cell office:value-type="string" calcext:value-type="string">
            <text:p>Drehzahl</text:p>
          </table:table-cell>
          <table:table-cell office:value-type="string" calcext:value-type="string">
            <text:p>kleine Kreisscheibe Kraft</text:p>
          </table:table-cell>
          <table:table-cell office:value-type="string" calcext:value-type="string">
            <text:p>große Kreisscheibe Kraf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4" calcext:value-type="float">
            <text:p>0.04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3</text:p>
          </table:table-cell>
          <table:table-cell office:value-type="string" calcext:value-type="string">
            <text:p>Drehzahl 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bkugel hohle Seite zum Föhn</text:p>
          </table:table-cell>
          <table:table-cell office:value-type="float" office:value="0.39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bkugel holhle Seite weg vom Föhn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gel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mlinienkörper richtig rum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mlinienkörper falsch herum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2.4</text:p>
          </table:table-cell>
          <table:table-cell/>
          <table:table-cell office:value-type="string" calcext:value-type="string">
            <text:p>Kraft</text:p>
          </table:table-cell>
          <table:table-cell office:value-type="string" calcext:value-type="string">
            <text:p>Flä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0 U/min</text:p>
          </table:table-cell>
          <table:table-cell office:value-type="string" calcext:value-type="string">
            <text:p>Auto 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.5*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Leerkraft” = 0.01 </text:p>
          </table:table-cell>
          <table:table-cell office:value-type="string" calcext:value-type="string">
            <text:p>Auto 2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2.5*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Auftrieb</text:p>
          </table:table-cell>
          <table:table-cell office:value-type="string" calcext:value-type="string">
            <text:p>Strömungswiderstand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" calcext:value-type="float">
            <text:p>-0.3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such 3.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set 15 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43" calcext:value-type="float">
            <text:p>43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 b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 b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4:25:33.884000000</meta:creation-date>
    <dc:date>2021-11-04T16:53:02.455000000</dc:date>
    <meta:editing-duration>PT1H35M39S</meta:editing-duration>
    <meta:editing-cycles>17</meta:editing-cycles>
    <meta:generator>LibreOffice/7.2.0.4$Windows_X86_64 LibreOffice_project/9a9c6381e3f7a62afc1329bd359cc48accb6435b</meta:generator>
    <meta:document-statistic meta:table-count="1" meta:cell-count="231" meta:object-count="0"/>
  </office:meta>
</office:document-meta>
</file>